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cription de l'application lors de l'étape 1:</text:p>
      <text:p text:style-name="Standard"/>
      <text:list xml:id="list5817232096588179759" text:style-name="L4">
        <text:list-item>
          <text:p text:style-name="P4">L'application permet d'afficher à partir de python et grâce à Tkinter une fenêtre sur laquelle de nombreux buttons clicable sont afficher.</text:p>
        </text:list-item>
        <text:list-item>
          <text:p text:style-name="P4">Tout d'abord une grille de button composé d'image de billes de différentes couleurs sur lequelles il est possible d'appuyer. Cette action engendre la supprésion de la bille dans la case correspondante. </text:p>
        </text:list-item>
        <text:list-item>
          <text:p text:style-name="P4">A droite il y a également un Label 'Score' qui n'est pas encore actif et est donc laissé à sa valeur par default qui est '0'.</text:p>
        </text:list-item>
        <text:list-item>
          <text:p text:style-name="P4">Un second button ou il est écrit 'Reset' permettant de changer la grille des billes. Ainsi qu'un dernier button 'Quitter' qui permet de fermer l'application.</text:p>
        </text:list-item>
      </text:list>
      <text:p text:style-name="Standard"/>
      <text:p text:style-name="Standard"/>
      <text:p text:style-name="Standard"/>
      <text:p text:style-name="Standard">Description de l'application lors de l'étape 2: </text:p>
      <text:p text:style-name="Standard"><text:s/></text:p>
      <text:list xml:id="list3141144216080370534" text:style-name="L3">
        <text:list-item>
          <text:p text:style-name="P3">L'application permet maintenant qu lorceque l'on appui sur un button, toute les billes qui sont de la même couleurs que la bille situer dans la case, et qui sont colée relier par une bille de cette même couleur, disparaissent.</text:p>
        </text:list-item>
        <text:list-item>
          <text:p text:style-name="P3">Le calcul du score est maintenant correctement effectuer. </text:p>
        </text:list-item>
        <text:list-item>
          <text:p text:style-name="P3">Le boutton reset permet également de réinitialisé le score.</text:p>
        </text:list-item>
      </text:list>
      <text:p text:style-name="Standard"/>
      <text:p text:style-name="Standard"/>
      <text:p text:style-name="Standard"/>
      <text:p text:style-name="Standard">Description de l'application lors de l'étape 3: </text:p>
      <text:p text:style-name="Standard"/>
      <text:list xml:id="list191120617452823302" text:style-name="L2">
        <text:list-item>
          <text:p text:style-name="P2">L'application prends maintenant en charge la gravité et fait tomber les billes lorceque les cases en dessous d'elles sont vide, de plus lorcequ'une colonne est vide elle est décalé au plus à droite du tableau afin de rassemembler les billes</text:p>
          <text:p text:style-name="P2"/>
        </text:list-item>
      </text:list>
      <text:p text:style-name="Standard"/>
      <text:p text:style-name="Standard"/>
      <text:p text:style-name="Standard">Description de l'application lors de l'étape 4:</text:p>
      <text:p text:style-name="Standard"/>
      <text:list xml:id="list4299692818355525923" text:style-name="L1">
        <text:list-item>
          <text:p text:style-name="P1">Désormer les composante sur lequel oin passe la souris ce mettent en valeurs.</text:p>
        </text:list-item>
        <text:list-item>
          <text:p text:style-name="P1">Mis à jour du menu, lors ce que l'on survole une composante , le score quel raporte si elle est supprimé est écrit à droite dans le menu.</text:p>
        </text:list-item>
        <text:list-item>
          <text:p text:style-name="P1">Un bouton indice est également apparue, il permet lors de son execution de metre en valeur la plus grande composante.</text:p>
        </text:list-item>
        <text:list-item>
          <text:p text:style-name="P1">Mis a jour graphique, les boule sont remplacé pas des gemmes de différente couleur, lorcequ'elles sont mis en valeur les gemmes 'brille' avec un fond jaune/or.</text:p>
        </text:list-item>
        <text:list-item>
          <text:p text:style-name="P1">Le nombre de couleur maximum disponible est désormait de 6.</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9M57S</meta:editing-duration>
    <meta:editing-cycles>5</meta:editing-cycles>
    <meta:generator>OpenOffice/4.1.3$Win32 OpenOffice.org_project/413m1$Build-9783</meta:generator>
    <dc:date>2018-05-07T17:01:03.15</dc:date>
    <dc:creator>Julien Codron</dc:creator>
    <meta:document-statistic meta:table-count="0" meta:image-count="0" meta:object-count="0" meta:page-count="1" meta:paragraph-count="18" meta:word-count="337" meta:character-count="1958"/>
    <meta:user-defined meta:name="Info 1"/>
    <meta:user-defined meta:name="Info 2"/>
    <meta:user-defined meta:name="Info 3"/>
    <meta:user-defined meta:name="Info 4"/>
  </office:meta>
</office:document-meta>
</file>